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Furkan Schwarzer</text:p>
            <text:p text:style-name="P10"/>
            <text:p text:style-name="P10">Ausbildungsberaterin</text:p>
            <text:p text:style-name="Contact_20_info">1234567890 – <text:span text:style-name="T15">quinn@casper.net – </text:span><text:span text:style-name="T16">www.my-website.com</text:span></text:p>
            <text:p text:style-name="Contact_20_info"/>
            <text:p text:style-name="P7">Quod quisquam voluptatem corrupti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feae1f8a-224b-4533-9100-d1eefdb4baf4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956f3dda-97f0-4dc0-93a0-0ea9b39db692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8a70cd2b-dce4-4842-a248-f2c041bbb2d1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Furkan Schwarz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